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7.97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159.99mm" svg:height="89.99mm" svg:x="222.37mm" svg:y="0mm">
            <draw:object draw:notify-on-update-of-ranges="result.D3:result.D18 result.A2:result.A2 result.E3:result.E18 result.D22:result.D37 result.A21:result.D21 result.E22:result.F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2.34mm" svg:y="86.07mm">
            <draw:object draw:notify-on-update-of-ranges="result.D3:result.D18 result.A2:result.A2 result.E3:result.E18 result.D39:result.D54 result.A38:result.D38 result.E39:result.F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2.6mm" svg:y="163.36mm">
            <draw:object draw:notify-on-update-of-ranges="result.D3:result.D18 result.A2:result.A2 result.E3:result.E18 result.D56:result.D71 result.A55:result.D55 result.E56:result.F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2.32mm" svg:y="240.66mm">
            <draw:object draw:notify-on-update-of-ranges="result.D3:result.D18 result.A2:result.A2 result.E3:result.E18 result.D73:result.D88 result.A72:result.D72 result.E73:result.F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21.78mm" svg:y="320.09mm">
            <draw:object draw:notify-on-update-of-ranges="result.D3:result.D18 result.A2:result.A2 result.E3:result.E18 result.D90:result.D105 result.A89:result.D89 result.E90:result.F10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223.16mm" svg:y="405.89mm">
            <draw:object draw:notify-on-update-of-ranges="result.D3:result.D18 result.A2:result.A2 result.E3:result.E18 result.D107:result.D122 result.A106:result.D106 result.E107:result.F1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222.32mm" svg:y="490.62mm">
            <draw:object draw:notify-on-update-of-ranges="result.D3:result.D18 result.A2:result.A2 result.E3:result.E18 result.D124:result.D139 result.A123:result.D123 result.E124:result.F1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222.06mm" svg:y="575.88mm">
            <draw:object draw:notify-on-update-of-ranges="result.D3:result.D18 result.A2:result.A2 result.E3:result.E18 result.D141:result.D157 result.A140:result.D140 result.E141:result.F15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223.98mm" svg:y="660.61mm">
            <draw:object draw:notify-on-update-of-ranges="result.D3:result.D18 result.A2:result.A2 result.E3:result.E18 result.D159:result.D175 result.A158:result.D158 result.E159:result.F17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223.43mm" svg:y="746.4mm">
            <draw:object draw:notify-on-update-of-ranges="result.D3:result.D18 result.A2:result.A2 result.E3:result.E18 result.D177:result.D193 result.A176:result.D176 result.E177:result.F19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222.61mm" svg:y="826.35mm">
            <draw:object draw:notify-on-update-of-ranges="result.D3:result.D18 result.A2:result.A2 result.E3:result.E18 result.D195:result.D211 result.A194:result.D194 result.E195:result.F2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222.06mm" svg:y="905.78mm">
            <draw:object draw:notify-on-update-of-ranges="result.D3:result.D18 result.A2:result.A2 result.E3:result.E18 result.D213:result.D230 result.A212:result.D212 result.E213:result.F23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222.33mm" svg:y="988.38mm">
            <draw:object draw:notify-on-update-of-ranges="result.D3:result.D18 result.A2:result.A2 result.E3:result.E18 result.D232:result.D248 result.A231:result.D231 result.E232:result.F24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222.59mm" svg:y="1072.85mm">
            <draw:object draw:notify-on-update-of-ranges="result.D3:result.D18 result.A2:result.A2 result.E3:result.E18 result.D250:result.D266 result.A249:result.D249 result.E250:result.F26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221.22mm" svg:y="1182.82mm">
            <draw:object draw:notify-on-update-of-ranges="result.D3:result.D18 result.A2:result.A2 result.E3:result.E18 result.D268:result.D284 result.A267:result.D267 result.E268:result.F28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2" draw:text-style-name="P1" svg:width="159.99mm" svg:height="89.99mm" svg:x="221.78mm" svg:y="1276.86mm">
            <draw:object draw:notify-on-update-of-ranges="result.D3:result.D18 result.A2:result.A2 result.E3:result.E18 result.D286:result.D302 result.A285:result.D285 result.E286:result.F302" xlink:href="./Object 16" xlink:type="simple" xlink:show="embed" xlink:actuate="onLoad">
              <loext:p text:style-name="P2">
                <text:s text:c="2"/>
              </loext:p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for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ta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@ each hour</text:p>
          </table:table-cell>
          <table:table-cell office:value-type="string" calcext:value-type="string">
            <text:p>opt_indx_x</text:p>
          </table:table-cell>
          <table:table-cell office:value-type="string" calcext:value-type="string">
            <text:p>opt_indx_y</text:p>
          </table:table-cell>
          <table:table-cell office:value-type="string" calcext:value-type="string">
            <text:p>1/n</text:p>
          </table:table-cell>
          <table:table-cell office:value-type="string" calcext:value-type="string">
            <text:p>1/(opt_idnx_x*opt_indx_y)</text:p>
          </table:table-cell>
          <table:table-cell table:number-columns-repeated="5"/>
        </table:table-row>
        <table:table-row table:style-name="ro1">
          <table:table-cell table:style-name="ce1" office:value-type="float" office:value="11605.62" calcext:value-type="float">
            <text:p>1160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7352941" calcext:value-type="float">
            <text:p>0.007352941</text:p>
          </table:table-cell>
          <table:table-cell table:number-columns-repeated="5"/>
        </table:table-row>
        <table:table-row table:style-name="ro1">
          <table:table-cell table:style-name="ce1" office:value-type="float" office:value="19081.3" calcext:value-type="float">
            <text:p>1908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041667" calcext:value-type="float">
            <text:p>0.01041667</text:p>
          </table:table-cell>
          <table:table-cell table:number-columns-repeated="5"/>
        </table:table-row>
        <table:table-row table:style-name="ro1">
          <table:table-cell table:style-name="ce1" office:value-type="float" office:value="30514.09" calcext:value-type="float">
            <text:p>305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table:style-name="ce1" office:value-type="float" office:value="42386.43" calcext:value-type="float">
            <text:p>4238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table:style-name="ce1" office:value-type="float" office:value="54239.55" calcext:value-type="float">
            <text:p>542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table:style-name="ce1" office:value-type="float" office:value="66019.24" calcext:value-type="float">
            <text:p>660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71067.22" calcext:value-type="float">
            <text:p>7106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89127.56" calcext:value-type="float">
            <text:p>891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float" office:value="100060.6" calcext:value-type="float">
            <text:p>1000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10942.1" calcext:value-type="float">
            <text:p>1109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19638.9" calcext:value-type="float">
            <text:p>1196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30303.1" calcext:value-type="float">
            <text:p>1303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38132.1" calcext:value-type="float">
            <text:p>1381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1" office:value-type="float" office:value="148757.1" calcext:value-type="float">
            <text:p>1487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table:style-name="ce1" office:value-type="float" office:value="150481.1" calcext:value-type="float">
            <text:p>1504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poration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for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ata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pt_indx_x</text:p>
          </table:table-cell>
          <table:table-cell office:value-type="string" calcext:value-type="string">
            <text:p>opt_indx_y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(opt_idnx_x*opt_indx_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table:style-name="ce1" office:value-type="string" calcext:value-type="string">
            <text:p>1h</text:p>
          </table:table-cell>
          <table:table-cell office:value-type="float" office:value="11605.62" calcext:value-type="float">
            <text:p>11605.62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7352941" calcext:value-type="float">
            <text:p>0.00735294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11111" calcext:value-type="float">
            <text:p>0.01111111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11111" calcext:value-type="float">
            <text:p>0.0111111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111111" calcext:value-type="float">
            <text:p>0.01111111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2h</text:p>
          </table:table-cell>
          <table:table-cell office:value-type="float" office:value="19081.3" calcext:value-type="float">
            <text:p>19081.3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5952381" calcext:value-type="float">
            <text:p>0.005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041667" calcext:value-type="float">
            <text:p>0.01041667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041667" calcext:value-type="float">
            <text:p>0.01041667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3h</text:p>
          </table:table-cell>
          <table:table-cell office:value-type="float" office:value="30514.09" calcext:value-type="float">
            <text:p>30514.09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6802721" calcext:value-type="float">
            <text:p>0.00680272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041667" calcext:value-type="float">
            <text:p>0.01041667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1388889" calcext:value-type="float">
            <text:p>0.01388889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4h</text:p>
          </table:table-cell>
          <table:table-cell office:value-type="float" office:value="42386.43" calcext:value-type="float">
            <text:p>42386.43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6802721" calcext:value-type="float">
            <text:p>0.00680272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222222" calcext:value-type="float">
            <text:p>0.02222222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222222" calcext:value-type="float">
            <text:p>0.02222222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2222222" calcext:value-type="float">
            <text:p>0.02222222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2222222" calcext:value-type="float">
            <text:p>0.02222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5h</text:p>
          </table:table-cell>
          <table:table-cell office:value-type="float" office:value="54239.55" calcext:value-type="float">
            <text:p>54239.55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222222" calcext:value-type="float">
            <text:p>0.02222222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222222" calcext:value-type="float">
            <text:p>0.02222222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222222" calcext:value-type="float">
            <text:p>0.02222222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222222" calcext:value-type="float">
            <text:p>0.02222222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222222" calcext:value-type="float">
            <text:p>0.02222222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2222222" calcext:value-type="float">
            <text:p>0.02222222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2222222" calcext:value-type="float">
            <text:p>0.02222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6h</text:p>
          </table:table-cell>
          <table:table-cell office:value-type="float" office:value="66019.24" calcext:value-type="float">
            <text:p>66019.24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7h</text:p>
          </table:table-cell>
          <table:table-cell office:value-type="float" office:value="71067.22" calcext:value-type="float">
            <text:p>71067.22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8h</text:p>
          </table:table-cell>
          <table:table-cell office:value-type="float" office:value="81496" calcext:value-type="float">
            <text:p>81496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formula="of:=[.A156]*10.4" office:value-type="float" office:value="1565003.44" calcext:value-type="float">
            <text:p>1565003.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1/[.A157]" office:value-type="float" office:value="0.000000638976231259913" calcext:value-type="float">
            <text:p>6.38976231259913E-07</text:p>
          </table:table-cell>
          <table:table-cell table:formula="of:=1/([.B157]*[.C157])" office:value-type="float" office:value="0.0416666666666667" calcext:value-type="float">
            <text:p>0.04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9h</text:p>
          </table:table-cell>
          <table:table-cell office:value-type="float" office:value="89127.56" calcext:value-type="float">
            <text:p>89127.56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952381" calcext:value-type="float">
            <text:p>0.0095238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formula="of:=[.A174]*6.9" office:value-type="float" office:value="1038319.59" calcext:value-type="float">
            <text:p>1038319.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1/[.A175]" office:value-type="float" office:value="0.000000963094609435232" calcext:value-type="float">
            <text:p>9.63094609435232E-07</text:p>
          </table:table-cell>
          <table:table-cell table:formula="of:=1/([.B175]*[.C175])" office:value-type="float" office:value="0.0416666666666667" calcext:value-type="float">
            <text:p>0.04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0h</text:p>
          </table:table-cell>
          <table:table-cell office:value-type="float" office:value="100060.6" calcext:value-type="float">
            <text:p>100060.6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428571" calcext:value-type="float">
            <text:p>0.01428571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formula="of:=[.A192]*4" office:value-type="float" office:value="601924.4" calcext:value-type="float">
            <text:p>601924.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1/[.A193]" office:value-type="float" office:value="0.00000166133820127577" calcext:value-type="float">
            <text:p>1.66133820127577E-06</text:p>
          </table:table-cell>
          <table:table-cell table:formula="of:=1/([.B193]*[.C193])" office:value-type="float" office:value="0.0416666666666667" calcext:value-type="float">
            <text:p>0.04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1h</text:p>
          </table:table-cell>
          <table:table-cell office:value-type="float" office:value="110942.1" calcext:value-type="float">
            <text:p>110942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formula="of:=[.A210]*5.3" office:value-type="float" office:value="797549.83" calcext:value-type="float">
            <text:p>797549.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1/[.A211]" office:value-type="float" office:value="0.00000125384015190625" calcext:value-type="float">
            <text:p>1.25384015190625E-06</text:p>
          </table:table-cell>
          <table:table-cell table:formula="of:=1/([.B211]*[.C211])" office:value-type="float" office:value="0.0416666666666667" calcext:value-type="float">
            <text:p>0.041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2h</text:p>
          </table:table-cell>
          <table:table-cell office:value-type="float" office:value="119638.9" calcext:value-type="float">
            <text:p>119638.9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formula="of:=[.A228]*11.7" office:value-type="float" office:value="1760628.87" calcext:value-type="float">
            <text:p>1760628.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1/[.A229]" office:value-type="float" office:value="0.000000567978872231034" calcext:value-type="float">
            <text:p>5.67978872231034E-07</text:p>
          </table:table-cell>
          <table:table-cell table:formula="of:=1/([.B229]*[.C229])" office:value-type="float" office:value="0.0416666666666667" calcext:value-type="float">
            <text:p>0.041666666666667</text:p>
          </table:table-cell>
          <table:table-cell table:number-columns-repeated="5"/>
        </table:table-row>
        <table:table-row table:style-name="ro1">
          <table:table-cell table:formula="of:=[.A228]*13" office:value-type="float" office:value="1956254.3" calcext:value-type="float">
            <text:p>1956254.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/[.A230]" office:value-type="float" office:value="0.000000511180985007931" calcext:value-type="float">
            <text:p>5.11180985007931E-07</text:p>
          </table:table-cell>
          <table:table-cell table:formula="of:=1/([.B230]*[.C230])" office:value-type="float" office:value="0.0555555555555556" calcext:value-type="float">
            <text:p>0.05555555555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3h</text:p>
          </table:table-cell>
          <table:table-cell office:value-type="float" office:value="130303.1" calcext:value-type="float">
            <text:p>130303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table:formula="of:=[.A247]*5.4" office:value-type="float" office:value="812597.94" calcext:value-type="float">
            <text:p>812597.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/[.A248]" office:value-type="float" office:value="0.00000123062088983391" calcext:value-type="float">
            <text:p>1.23062088983391E-06</text:p>
          </table:table-cell>
          <table:table-cell table:formula="of:=1/([.B248]*[.C248])" office:value-type="float" office:value="0.0555555555555556" calcext:value-type="float">
            <text:p>0.05555555555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4h</text:p>
          </table:table-cell>
          <table:table-cell office:value-type="float" office:value="138132.1" calcext:value-type="float">
            <text:p>138132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table:formula="of:=[.A265]*4.6" office:value-type="float" office:value="692213.06" calcext:value-type="float">
            <text:p>692213.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/[.A266]" office:value-type="float" office:value="0.00000144464191415285" calcext:value-type="float">
            <text:p>1.44464191415285E-06</text:p>
          </table:table-cell>
          <table:table-cell table:formula="of:=1/([.B266]*[.C266])" office:value-type="float" office:value="0.0555555555555556" calcext:value-type="float">
            <text:p>0.05555555555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5h</text:p>
          </table:table-cell>
          <table:table-cell office:value-type="float" office:value="148757.1" calcext:value-type="float">
            <text:p>148757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table:formula="of:=[.A283]*3.3" office:value-type="float" office:value="496587.63" calcext:value-type="float">
            <text:p>496587.6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/[.A284]" office:value-type="float" office:value="0.00000201374327427367" calcext:value-type="float">
            <text:p>2.01374327427367E-06</text:p>
          </table:table-cell>
          <table:table-cell table:formula="of:=1/([.B284]*[.C284])" office:value-type="float" office:value="0.0555555555555556" calcext:value-type="float">
            <text:p>0.05555555555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 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6h</text:p>
          </table:table-cell>
          <table:table-cell office:value-type="float" office:value="150481.1" calcext:value-type="float">
            <text:p>150481.1</text:p>
          </table:table-cell>
          <table:table-cell table:number-columns-repeated="5"/>
        </table:table-row>
        <table:table-row table:style-name="ro1">
          <table:table-cell office:value-type="float" office:value="11605.62" calcext:value-type="float">
            <text:p>11605.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0008616516" calcext:value-type="float">
            <text:p>8.616516E-05</text:p>
          </table:table-cell>
          <table:table-cell office:value-type="float" office:value="0.008403361" calcext:value-type="float">
            <text:p>0.008403361</text:p>
          </table:table-cell>
          <table:table-cell table:number-columns-repeated="5"/>
        </table:table-row>
        <table:table-row table:style-name="ro1">
          <table:table-cell office:value-type="float" office:value="19081.3" calcext:value-type="float">
            <text:p>19081.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5240733" calcext:value-type="float">
            <text:p>5.240733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30514.09" calcext:value-type="float">
            <text:p>30514.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0003277174" calcext:value-type="float">
            <text:p>3.277174E-05</text:p>
          </table:table-cell>
          <table:table-cell office:value-type="float" office:value="0.01190476" calcext:value-type="float">
            <text:p>0.01190476</text:p>
          </table:table-cell>
          <table:table-cell table:number-columns-repeated="5"/>
        </table:table-row>
        <table:table-row table:style-name="ro1">
          <table:table-cell office:value-type="float" office:value="42386.43" calcext:value-type="float">
            <text:p>42386.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0002359246" calcext:value-type="float">
            <text:p>2.359246E-05</text:p>
          </table:table-cell>
          <table:table-cell office:value-type="float" office:value="0.01666667" calcext:value-type="float">
            <text:p>0.01666667</text:p>
          </table:table-cell>
          <table:table-cell table:number-columns-repeated="5"/>
        </table:table-row>
        <table:table-row table:style-name="ro1">
          <table:table-cell office:value-type="float" office:value="54239.55" calcext:value-type="float">
            <text:p>54239.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843673" calcext:value-type="float">
            <text:p>1.843673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66019.24" calcext:value-type="float">
            <text:p>66019.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51471" calcext:value-type="float">
            <text:p>1.51471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71067.22" calcext:value-type="float">
            <text:p>71067.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407118" calcext:value-type="float">
            <text:p>1.407118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227054" calcext:value-type="float">
            <text:p>1.227054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89127.56" calcext:value-type="float">
            <text:p>89127.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1121987" calcext:value-type="float">
            <text:p>1.121987E-05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00060.6" calcext:value-type="float">
            <text:p>100060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993944" calcext:value-type="float">
            <text:p>9.99394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0942.1" calcext:value-type="float">
            <text:p>110942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9013708" calcext:value-type="float">
            <text:p>9.01370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19638.9" calcext:value-type="float">
            <text:p>11963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8358488" calcext:value-type="float">
            <text:p>8.358488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0303.1" calcext:value-type="float">
            <text:p>130303.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007674414" calcext:value-type="float">
            <text:p>7.674414E-06</text:p>
          </table:table-cell>
          <table:table-cell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 office:value-type="float" office:value="138132.1" calcext:value-type="float">
            <text:p>138132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7239448" calcext:value-type="float">
            <text:p>7.239448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48757.1" calcext:value-type="float">
            <text:p>148757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72237" calcext:value-type="float">
            <text:p>6.72237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office:value-type="float" office:value="150481.1" calcext:value-type="float">
            <text:p>150481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06645352" calcext:value-type="float">
            <text:p>6.645352E-06</text:p>
          </table:table-cell>
          <table:table-cell office:value-type="float" office:value="0.03333333" calcext:value-type="float">
            <text:p>0.03333333</text:p>
          </table:table-cell>
          <table:table-cell table:number-columns-repeated="5"/>
        </table:table-row>
        <table:table-row table:style-name="ro1">
          <table:table-cell table:formula="of:=[.A301]*3.2" office:value-type="float" office:value="481539.52" calcext:value-type="float">
            <text:p>481539.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/[.A302]" office:value-type="float" office:value="0.00000207667275159472" calcext:value-type="float">
            <text:p>2.07667275159472E-06</text:p>
          </table:table-cell>
          <table:table-cell table:formula="of:=1/([.B302]*[.C302])" office:value-type="float" office:value="0.0555555555555556" calcext:value-type="float">
            <text:p>0.055555555555556</text:p>
          </table:table-cell>
          <table:table-cell/>
          <table:table-cell table:formula="of:=[.B302]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00/00/00</text:date>, <text:time style:data-style-name="N2" text:time-value="14:52:02.334800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5T15:14:08.050780129</dc:date>
    <meta:editing-duration>PT3H26M28S</meta:editing-duration>
    <meta:editing-cycles>16</meta:editing-cycles>
    <meta:generator>LibreOffice/6.0.7.3$Linux_X86_64 LibreOffice_project/00m0$Build-3</meta:generator>
    <meta:document-statistic meta:table-count="1" meta:cell-count="1511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952cm" style:legend-expansion="high" chart:style-name="ch2"/>
        <chart:plot-area chart:style-name="ch3" table:cell-range-address="result.D3:result.E18 result.A2:result.A2 result.A21:result.D21 result.E22:result.F37" chart:data-source-has-labels="row" svg:x="1.33cm" svg:y="0.126cm" svg:width="11.583cm" svg:height="7.658cm">
          <chartooo:coordinate-region svg:x="2.278cm" svg:y="0.326cm" svg:width="9.945cm" svg:height="6.961cm"/>
          <chart:axis chart:dimension="x" chart:name="primary-x" chart:style-name="ch4">
            <chart:title svg:x="6.349cm" svg:y="7.964cm" chart:style-name="ch5">
              <text:p>1/m or 1/n</text:p>
            </chart:title>
          </chart:axis>
          <chart:axis chart:dimension="y" chart:name="primary-y" chart:style-name="ch6">
            <chart:title svg:x="0.451cm" svg:y="4.804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2:result.F37" chart:label-cell-address="result.A21:result.D21" chart:class="chart:scatter">
            <chart:domain table:cell-range-address="result.D22:result.D37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h</text:p>
                  </text:list-item>
                </text:list>
                <draw:g>
                  <svg:desc>result.A21:result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2:result.D37</svg:desc>
                </draw:g>
              </table:table-cell>
              <table:table-cell office:value-type="float" office:value="0.007352941">
                <text:p>0.007352941</text:p>
                <draw:g>
                  <svg:desc>result.E22:result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11111">
                <text:p>0.0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11111">
                <text:p>0.0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111111">
                <text:p>0.0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952cm" style:legend-expansion="high" chart:style-name="ch2"/>
        <chart:plot-area chart:style-name="ch3" table:cell-range-address="result.D3:result.E18 result.A2:result.A2 result.A176:result.D176 result.E177:result.F193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5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77:result.F193" chart:label-cell-address="result.A176:result.D176" chart:class="chart:scatter">
            <chart:domain table:cell-range-address="result.D177:result.D193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0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0h</text:p>
                  </text:list-item>
                </text:list>
                <draw:g>
                  <svg:desc>result.A176:result.D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77:result.D193</svg:desc>
                </draw:g>
              </table:table-cell>
              <table:table-cell office:value-type="float" office:value="0.008403361">
                <text:p>0.008403361</text:p>
                <draw:g>
                  <svg:desc>result.E177:result.F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428571">
                <text:p>0.0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428571">
                <text:p>0.0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66133820127577">
                <text:p>0.00000166133820127577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952cm" style:legend-expansion="high" chart:style-name="ch2"/>
        <chart:plot-area chart:style-name="ch3" table:cell-range-address="result.D3:result.E18 result.A2:result.A2 result.A194:result.D194 result.E195:result.F211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3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95:result.F211" chart:label-cell-address="result.A194:result.D194" chart:class="chart:scatter">
            <chart:domain table:cell-range-address="result.D195:result.D211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1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1h</text:p>
                  </text:list-item>
                </text:list>
                <draw:g>
                  <svg:desc>result.A194:result.D1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95:result.D211</svg:desc>
                </draw:g>
              </table:table-cell>
              <table:table-cell office:value-type="float" office:value="0.008403361">
                <text:p>0.008403361</text:p>
                <draw:g>
                  <svg:desc>result.E195:result.F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5384015190625">
                <text:p>0.0000012538401519062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952cm" style:legend-expansion="high" chart:style-name="ch2"/>
        <chart:plot-area chart:style-name="ch3" table:cell-range-address="result.D3:result.E18 result.A2:result.A2 result.A212:result.D212 result.E213:result.F230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1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13:result.F230" chart:label-cell-address="result.A212:result.D212" chart:class="chart:scatter">
            <chart:domain table:cell-range-address="result.D213:result.D230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2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2h</text:p>
                  </text:list-item>
                </text:list>
                <draw:g>
                  <svg:desc>result.A212:result.D2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13:result.D230</svg:desc>
                </draw:g>
              </table:table-cell>
              <table:table-cell office:value-type="float" office:value="0.008403361">
                <text:p>0.008403361</text:p>
                <draw:g>
                  <svg:desc>result.E213:result.F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67978872231034">
                <text:p>0.000000567978872231034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511180985007931">
                <text:p>0.00000051118098500793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7cm" svg:y="3.952cm" style:legend-expansion="high" chart:style-name="ch2"/>
        <chart:plot-area chart:style-name="ch3" table:cell-range-address="result.D3:result.E18 result.A2:result.A2 result.A231:result.D231 result.E232:result.F248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9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32:result.F248" chart:label-cell-address="result.A231:result.D231" chart:class="chart:scatter">
            <chart:domain table:cell-range-address="result.D232:result.D248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= 13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=</text:p>
                  </text:list-item>
                  <text:list-item>
                    <text:p>13h</text:p>
                  </text:list-item>
                </text:list>
                <draw:g>
                  <svg:desc>result.A231:result.D2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32:result.D248</svg:desc>
                </draw:g>
              </table:table-cell>
              <table:table-cell office:value-type="float" office:value="0.008403361">
                <text:p>0.008403361</text:p>
                <draw:g>
                  <svg:desc>result.E232:result.F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23062088983391">
                <text:p>0.0000012306208898339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952cm" style:legend-expansion="high" chart:style-name="ch2"/>
        <chart:plot-area chart:style-name="ch3" table:cell-range-address="result.D3:result.E18 result.A2:result.A2 result.A249:result.D249 result.E250:result.F266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7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50:result.F266" chart:label-cell-address="result.A249:result.D249" chart:class="chart:scatter">
            <chart:domain table:cell-range-address="result.D250:result.D266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4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4h</text:p>
                  </text:list-item>
                </text:list>
                <draw:g>
                  <svg:desc>result.A249:result.D2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50:result.D266</svg:desc>
                </draw:g>
              </table:table-cell>
              <table:table-cell office:value-type="float" office:value="0.008403361">
                <text:p>0.008403361</text:p>
                <draw:g>
                  <svg:desc>result.E250:result.F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44464191415285">
                <text:p>0.00000144464191415285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952cm" style:legend-expansion="high" chart:style-name="ch2"/>
        <chart:plot-area chart:style-name="ch3" table:cell-range-address="result.D3:result.E18 result.A2:result.A2 result.A267:result.D267 result.E268:result.F284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5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68:result.F284" chart:label-cell-address="result.A267:result.D267" chart:class="chart:scatter">
            <chart:domain table:cell-range-address="result.D268:result.D284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5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5h</text:p>
                  </text:list-item>
                </text:list>
                <draw:g>
                  <svg:desc>result.A267:result.D2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68:result.D284</svg:desc>
                </draw:g>
              </table:table-cell>
              <table:table-cell office:value-type="float" office:value="0.008403361">
                <text:p>0.008403361</text:p>
                <draw:g>
                  <svg:desc>result.E268:result.F2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1374327427367">
                <text:p>0.00000201374327427367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7cm" svg:y="3.952cm" style:legend-expansion="high" chart:style-name="ch2"/>
        <chart:plot-area chart:style-name="ch3" table:cell-range-address="result.D3:result.E18 result.A2:result.A2 result.A285:result.D285 result.E286:result.F302" chart:data-source-has-labels="row" svg:x="1.516cm" svg:y="0.127cm" svg:width="11.397cm" svg:height="7.657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72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286:result.F302" chart:label-cell-address="result.A285:result.D285" chart:class="chart:scatter">
            <chart:domain table:cell-range-address="result.D286:result.D302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16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16h</text:p>
                  </text:list-item>
                </text:list>
                <draw:g>
                  <svg:desc>result.A285:result.D2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286:result.D302</svg:desc>
                </draw:g>
              </table:table-cell>
              <table:table-cell office:value-type="float" office:value="0.008403361">
                <text:p>0.008403361</text:p>
                <draw:g>
                  <svg:desc>result.E286:result.F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07667275159472">
                <text:p>0.00000207667275159472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952cm" style:legend-expansion="high" chart:style-name="ch2"/>
        <chart:plot-area chart:style-name="ch3" table:cell-range-address="result.D3:result.E18 result.A2:result.A2 result.A38:result.D38 result.E39:result.F54" chart:data-source-has-labels="row" svg:x="1.33cm" svg:y="0.126cm" svg:width="11.583cm" svg:height="7.658cm">
          <chartooo:coordinate-region svg:x="2.278cm" svg:y="0.326cm" svg:width="9.945cm" svg:height="6.961cm"/>
          <chart:axis chart:dimension="x" chart:name="primary-x" chart:style-name="ch4">
            <chart:title svg:x="6.349cm" svg:y="7.964cm" chart:style-name="ch5">
              <text:p>1/m or 1/n</text:p>
            </chart:title>
          </chart:axis>
          <chart:axis chart:dimension="y" chart:name="primary-y" chart:style-name="ch6">
            <chart:title svg:x="0.451cm" svg:y="4.802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39:result.F54" chart:label-cell-address="result.A38:result.D38" chart:class="chart:scatter">
            <chart:domain table:cell-range-address="result.D39:result.D54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2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2h</text:p>
                  </text:list-item>
                </text:list>
                <draw:g>
                  <svg:desc>result.A38:result.D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39:result.D54</svg:desc>
                </draw:g>
              </table:table-cell>
              <table:table-cell office:value-type="float" office:value="0.005952381">
                <text:p>0.005952381</text:p>
                <draw:g>
                  <svg:desc>result.E39:result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041667">
                <text:p>0.01041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952cm" style:legend-expansion="high" chart:style-name="ch2"/>
        <chart:plot-area chart:style-name="ch3" table:cell-range-address="result.D3:result.E18 result.A2:result.A2 result.A55:result.D55 result.E56:result.F71" chart:data-source-has-labels="row" svg:x="1.33cm" svg:y="0.126cm" svg:width="11.583cm" svg:height="7.658cm">
          <chartooo:coordinate-region svg:x="2.278cm" svg:y="0.326cm" svg:width="9.945cm" svg:height="6.961cm"/>
          <chart:axis chart:dimension="x" chart:name="primary-x" chart:style-name="ch4">
            <chart:title svg:x="6.349cm" svg:y="7.964cm" chart:style-name="ch5">
              <text:p>1/m or 1/n</text:p>
            </chart:title>
          </chart:axis>
          <chart:axis chart:dimension="y" chart:name="primary-y" chart:style-name="ch6">
            <chart:title svg:x="0.451cm" svg:y="4.799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56:result.F71" chart:label-cell-address="result.A55:result.D55" chart:class="chart:scatter">
            <chart:domain table:cell-range-address="result.D56:result.D71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3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3h</text:p>
                  </text:list-item>
                </text:list>
                <draw:g>
                  <svg:desc>result.A55:result.D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56:result.D71</svg:desc>
                </draw:g>
              </table:table-cell>
              <table:table-cell office:value-type="float" office:value="0.006802721">
                <text:p>0.006802721</text:p>
                <draw:g>
                  <svg:desc>result.E56:result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388889">
                <text:p>0.013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952cm" style:legend-expansion="high" chart:style-name="ch2"/>
        <chart:plot-area chart:style-name="ch3" table:cell-range-address="result.D3:result.E18 result.A2:result.A2 result.A72:result.D72 result.E73:result.F88" chart:data-source-has-labels="row" svg:x="1.33cm" svg:y="0.126cm" svg:width="11.583cm" svg:height="7.658cm">
          <chartooo:coordinate-region svg:x="2.278cm" svg:y="0.326cm" svg:width="9.945cm" svg:height="6.961cm"/>
          <chart:axis chart:dimension="x" chart:name="primary-x" chart:style-name="ch4">
            <chart:title svg:x="6.349cm" svg:y="7.964cm" chart:style-name="ch5">
              <text:p>1/m or 1/n</text:p>
            </chart:title>
          </chart:axis>
          <chart:axis chart:dimension="y" chart:name="primary-y" chart:style-name="ch6">
            <chart:title svg:x="0.451cm" svg:y="4.797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73:result.F88" chart:label-cell-address="result.A72:result.D72" chart:class="chart:scatter">
            <chart:domain table:cell-range-address="result.D73:result.D88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4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4h</text:p>
                  </text:list-item>
                </text:list>
                <draw:g>
                  <svg:desc>result.A72:result.D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73:result.D88</svg:desc>
                </draw:g>
              </table:table-cell>
              <table:table-cell office:value-type="float" office:value="0.006802721">
                <text:p>0.006802721</text:p>
                <draw:g>
                  <svg:desc>result.E73:result.F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952cm" style:legend-expansion="high" chart:style-name="ch2"/>
        <chart:plot-area chart:style-name="ch3" table:cell-range-address="result.D3:result.E18 result.A2:result.A2 result.A89:result.D89 result.E90:result.F105" chart:data-source-has-labels="row" svg:x="1.33cm" svg:y="0.126cm" svg:width="11.583cm" svg:height="7.658cm">
          <chartooo:coordinate-region svg:x="2.278cm" svg:y="0.326cm" svg:width="9.945cm" svg:height="6.961cm"/>
          <chart:axis chart:dimension="x" chart:name="primary-x" chart:style-name="ch4">
            <chart:title svg:x="6.349cm" svg:y="7.964cm" chart:style-name="ch5">
              <text:p>1/m or 1/n</text:p>
            </chart:title>
          </chart:axis>
          <chart:axis chart:dimension="y" chart:name="primary-y" chart:style-name="ch6">
            <chart:title svg:x="0.451cm" svg:y="4.795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90:result.F105" chart:label-cell-address="result.A89:result.D89" chart:class="chart:scatter">
            <chart:domain table:cell-range-address="result.D90:result.D105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5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5h</text:p>
                  </text:list-item>
                </text:list>
                <draw:g>
                  <svg:desc>result.A89:result.D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90:result.D105</svg:desc>
                </draw:g>
              </table:table-cell>
              <table:table-cell office:value-type="float" office:value="0.00952381">
                <text:p>0.00952381</text:p>
                <draw:g>
                  <svg:desc>result.E90:result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222222">
                <text:p>0.0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952cm" style:legend-expansion="high" chart:style-name="ch2"/>
        <chart:plot-area chart:style-name="ch3" table:cell-range-address="result.D3:result.E18 result.A2:result.A2 result.A106:result.D106 result.E107:result.F122" chart:data-source-has-labels="row" svg:x="1.33cm" svg:y="0.126cm" svg:width="11.583cm" svg:height="7.658cm">
          <chartooo:coordinate-region svg:x="2.278cm" svg:y="0.326cm" svg:width="9.945cm" svg:height="6.961cm"/>
          <chart:axis chart:dimension="x" chart:name="primary-x" chart:style-name="ch4">
            <chart:title svg:x="6.349cm" svg:y="7.964cm" chart:style-name="ch5">
              <text:p>1/m or 1/n</text:p>
            </chart:title>
          </chart:axis>
          <chart:axis chart:dimension="y" chart:name="primary-y" chart:style-name="ch6">
            <chart:title svg:x="0.451cm" svg:y="4.793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07:result.F122" chart:label-cell-address="result.A106:result.D106" chart:class="chart:scatter">
            <chart:domain table:cell-range-address="result.D107:result.D122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6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6h</text:p>
                  </text:list-item>
                </text:list>
                <draw:g>
                  <svg:desc>result.A106:result.D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07:result.D122</svg:desc>
                </draw:g>
              </table:table-cell>
              <table:table-cell office:value-type="float" office:value="0.00952381">
                <text:p>0.00952381</text:p>
                <draw:g>
                  <svg:desc>result.E107:result.F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952cm" style:legend-expansion="high" chart:style-name="ch2"/>
        <chart:plot-area chart:style-name="ch3" table:cell-range-address="result.D3:result.E18 result.A2:result.A2 result.A123:result.D123 result.E124:result.F139" chart:data-source-has-labels="row" svg:x="1.33cm" svg:y="0.126cm" svg:width="11.583cm" svg:height="7.658cm">
          <chartooo:coordinate-region svg:x="2.278cm" svg:y="0.326cm" svg:width="9.945cm" svg:height="6.961cm"/>
          <chart:axis chart:dimension="x" chart:name="primary-x" chart:style-name="ch4">
            <chart:title svg:x="6.349cm" svg:y="7.964cm" chart:style-name="ch5">
              <text:p>1/m or 1/n</text:p>
            </chart:title>
          </chart:axis>
          <chart:axis chart:dimension="y" chart:name="primary-y" chart:style-name="ch6">
            <chart:title svg:x="0.451cm" svg:y="4.791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24:result.F139" chart:label-cell-address="result.A123:result.D123" chart:class="chart:scatter">
            <chart:domain table:cell-range-address="result.D124:result.D139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7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7h</text:p>
                  </text:list-item>
                </text:list>
                <draw:g>
                  <svg:desc>result.A123:result.D1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24:result.D139</svg:desc>
                </draw:g>
              </table:table-cell>
              <table:table-cell office:value-type="float" office:value="0.00952381">
                <text:p>0.00952381</text:p>
                <draw:g>
                  <svg:desc>result.E124:result.F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428571">
                <text:p>0.0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428571">
                <text:p>0.0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952cm" style:legend-expansion="high" chart:style-name="ch2"/>
        <chart:plot-area chart:style-name="ch3" table:cell-range-address="result.D3:result.E18 result.A2:result.A2 result.A140:result.D140 result.E141:result.F157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9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41:result.F157" chart:label-cell-address="result.A140:result.D140" chart:class="chart:scatter">
            <chart:domain table:cell-range-address="result.D141:result.D157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8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8h</text:p>
                  </text:list-item>
                </text:list>
                <draw:g>
                  <svg:desc>result.A140:result.D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41:result.D157</svg:desc>
                </draw:g>
              </table:table-cell>
              <table:table-cell office:value-type="float" office:value="0.00952381">
                <text:p>0.00952381</text:p>
                <draw:g>
                  <svg:desc>result.E141:result.F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428571">
                <text:p>0.0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638976231259913">
                <text:p>0.00000063897623125991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3.952cm" style:legend-expansion="high" chart:style-name="ch2"/>
        <chart:plot-area chart:style-name="ch3" table:cell-range-address="result.D3:result.E18 result.A2:result.A2 result.A158:result.D158 result.E159:result.F175" chart:data-source-has-labels="row" svg:x="1.516cm" svg:y="0.126cm" svg:width="11.397cm" svg:height="7.658cm">
          <chartooo:coordinate-region svg:x="2.278cm" svg:y="0.326cm" svg:width="9.945cm" svg:height="6.961cm"/>
          <chart:axis chart:dimension="x" chart:name="primary-x" chart:style-name="ch4">
            <chart:title svg:x="6.442cm" svg:y="7.964cm" chart:style-name="ch5">
              <text:p>1/m or 1/n</text:p>
            </chart:title>
          </chart:axis>
          <chart:axis chart:dimension="y" chart:name="primary-y" chart:style-name="ch6">
            <chart:title svg:x="0.451cm" svg:y="4.787cm" chart:style-name="ch7">
              <text:p>1/opt_indx_x*opt_indx_y</text:p>
            </chart:title>
          </chart:axis>
          <chart:series chart:style-name="ch8" chart:values-cell-range-address="result.E3:result.E18" chart:label-cell-address="result.A2:result.A2" chart:class="chart:scatter">
            <chart:domain table:cell-range-address="result.D3:result.D18"/>
            <chart:data-point chart:repeated="16"/>
          </chart:series>
          <chart:series chart:style-name="ch9" chart:values-cell-range-address="result.E159:result.F175" chart:label-cell-address="result.A158:result.D158" chart:class="chart:scatter">
            <chart:domain table:cell-range-address="result.D159:result.D175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 @ each hour</text:p>
                <draw:g>
                  <svg:desc>result.A2:result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 with n @ 9h</text:p>
                <text:list>
                  <text:list-item>
                    <text:p>m with</text:p>
                  </text:list-item>
                  <text:list-item>
                    <text:p>n</text:p>
                  </text:list-item>
                  <text:list-item>
                    <text:p>@</text:p>
                  </text:list-item>
                  <text:list-item>
                    <text:p>9h</text:p>
                  </text:list-item>
                </text:list>
                <draw:g>
                  <svg:desc>result.A158:result.D1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">
                <text:p>0.00008616516</text:p>
                <draw:g>
                  <svg:desc>result.D3:result.D18</svg:desc>
                </draw:g>
              </table:table-cell>
              <table:table-cell office:value-type="float" office:value="0.007352941">
                <text:p>0.007352941</text:p>
                <draw:g>
                  <svg:desc>result.E3:result.E18</svg:desc>
                </draw:g>
              </table:table-cell>
              <table:table-cell office:value-type="float" office:value="0.00008616516">
                <text:p>0.00008616516</text:p>
                <draw:g>
                  <svg:desc>result.D159:result.D175</svg:desc>
                </draw:g>
              </table:table-cell>
              <table:table-cell office:value-type="float" office:value="0.00952381">
                <text:p>0.00952381</text:p>
                <draw:g>
                  <svg:desc>result.E159:result.F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041667">
                <text:p>0.01041667</text:p>
              </table:table-cell>
              <table:table-cell office:value-type="float" office:value="0.00005240733">
                <text:p>0.00005240733</text:p>
              </table:table-cell>
              <table:table-cell office:value-type="float" office:value="0.01190476">
                <text:p>0.0119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190476">
                <text:p>0.01190476</text:p>
              </table:table-cell>
              <table:table-cell office:value-type="float" office:value="0.00003277174">
                <text:p>0.00003277174</text:p>
              </table:table-cell>
              <table:table-cell office:value-type="float" office:value="0.01428571">
                <text:p>0.0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2359246">
                <text:p>0.0000235924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1666667">
                <text:p>0.01666667</text:p>
              </table:table-cell>
              <table:table-cell office:value-type="float" office:value="0.00001843673">
                <text:p>0.000018436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  <table:table-cell office:value-type="float" office:value="0.0000151471">
                <text:p>0.00001514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  <table:table-cell office:value-type="float" office:value="0.00001407118">
                <text:p>0.0000140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">
                <text:p>0.000012270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  <table:table-cell office:value-type="float" office:value="0.00001121987">
                <text:p>0.000011219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  <table:table-cell office:value-type="float" office:value="0.000009993944">
                <text:p>0.00000999394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  <table:table-cell office:value-type="float" office:value="0.000009013708">
                <text:p>0.0000090137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  <table:table-cell office:value-type="float" office:value="0.000008358488">
                <text:p>0.00000835848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  <table:table-cell office:value-type="float" office:value="0.000007674414">
                <text:p>0.0000076744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  <table:table-cell office:value-type="float" office:value="0.000007239448">
                <text:p>0.00000723944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72237">
                <text:p>0.0000067223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3333333">
                <text:p>0.03333333</text:p>
              </table:table-cell>
              <table:table-cell office:value-type="float" office:value="0.000006645352">
                <text:p>0.00000664535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963094609435232">
                <text:p>0.000000963094609435232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